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672000004FB70C335A116DB5F09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RobotoDraft, Helvetica, Arial, sans-serif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Georgia" svg:font-family="Georgia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2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" style:family="paragraph" style:parent-style-name="Standard">
      <style:paragraph-properties fo:margin-left="12.502cm" fo:margin-right="0cm" fo:margin-top="0.011cm" fo:margin-bottom="0cm" loext:contextual-spacing="false" fo:line-height="100%" fo:text-indent="0cm" style:auto-text-indent="false"/>
      <style:text-properties fo:color="#b71028" fo:font-size="7.5pt" style:font-size-asian="7.5pt" style:font-size-complex="7.5pt"/>
    </style:style>
    <style:style style:name="P3" style:family="paragraph" style:parent-style-name="Standard">
      <style:text-properties style:font-name="FreeSans" fo:font-size="14pt" style:font-name-asian="FreeSans2" style:font-size-asian="14pt" style:font-name-complex="FreeSans2" style:font-size-complex="14pt"/>
    </style:style>
    <style:style style:name="P4" style:family="paragraph" style:parent-style-name="Standard">
      <style:text-properties style:font-name="FreeSans" fo:font-size="14pt" officeooo:rsid="001c1430" officeooo:paragraph-rsid="001c1430" style:font-name-asian="FreeSans2" style:font-size-asian="14pt" style:font-name-complex="FreeSans2" style:font-size-complex="14pt"/>
    </style:style>
    <style:style style:name="P5" style:family="paragraph" style:parent-style-name="Standard">
      <style:text-properties style:font-name="FreeSans" fo:font-size="11pt" style:font-name-asian="FreeSans2" style:font-size-asian="11pt" style:font-name-complex="FreeSans2" style:font-size-complex="11pt"/>
    </style:style>
    <style:style style:name="P6" style:family="paragraph" style:parent-style-name="Standard">
      <style:text-properties style:font-name="FreeSans" fo:font-size="11pt" fo:font-weight="normal" officeooo:rsid="0020cb70" fo:background-color="#ffffff" style:font-name-asian="FreeSans2" style:font-size-asian="11pt" style:font-weight-asian="normal" style:font-name-complex="FreeSans2" style:font-size-complex="11pt" style:font-weight-complex="normal"/>
    </style:style>
    <style:style style:name="P7" style:family="paragraph" style:parent-style-name="Standard">
      <style:text-properties style:font-name="FreeSans" fo:font-size="11pt" fo:font-weight="normal" officeooo:rsid="0020cb70" officeooo:paragraph-rsid="0020cb70" fo:background-color="#ffffff" style:font-name-asian="FreeSans2" style:font-size-asian="11pt" style:font-weight-asian="normal" style:font-name-complex="FreeSans2" style:font-size-complex="11pt" style:font-weight-complex="normal"/>
    </style:style>
    <style:style style:name="P8" style:family="paragraph" style:parent-style-name="Standard">
      <style:text-properties style:font-name="FreeSans" style:font-name-asian="FreeSans2" style:font-name-complex="FreeSans2"/>
    </style:style>
    <style:style style:name="P9" style:family="paragraph" style:parent-style-name="Standard">
      <style:text-properties style:font-name="FreeSans" officeooo:rsid="00199e50" officeooo:paragraph-rsid="00199e50" style:font-name-asian="FreeSans2" style:font-name-complex="FreeSans2"/>
    </style:style>
    <style:style style:name="P10" style:family="paragraph" style:parent-style-name="Standard">
      <style:text-properties style:font-name="FreeSans" officeooo:rsid="001e0ff7" officeooo:paragraph-rsid="001e0ff7" style:font-name-asian="FreeSans2" style:font-name-complex="FreeSans2"/>
    </style:style>
    <style:style style:name="P11" style:family="paragraph" style:parent-style-name="Standard">
      <style:text-properties style:font-name="FreeSans" officeooo:rsid="001ec9c0" officeooo:paragraph-rsid="001ec9c0" style:font-name-asian="FreeSans2" style:font-name-complex="FreeSans2"/>
    </style:style>
    <style:style style:name="P12" style:family="paragraph" style:parent-style-name="Standard">
      <style:text-properties officeooo:rsid="00199e50" officeooo:paragraph-rsid="00199e50"/>
    </style:style>
    <style:style style:name="P13" style:family="paragraph" style:parent-style-name="Standard">
      <style:text-properties officeooo:rsid="001ec9c0" officeooo:paragraph-rsid="001ec9c0"/>
    </style:style>
    <style:style style:name="P14" style:family="paragraph" style:parent-style-name="Standard">
      <style:text-properties fo:font-weight="normal" fo:background-color="#ffffff" style:font-weight-asian="normal" style:font-weight-complex="normal"/>
    </style:style>
    <style:style style:name="P15" style:family="paragraph" style:parent-style-name="Standard">
      <style:text-properties fo:font-weight="normal" officeooo:rsid="001ec9c0" officeooo:paragraph-rsid="001ec9c0" fo:background-color="#ffffff" style:font-weight-asian="normal" style:font-weight-complex="normal"/>
    </style:style>
    <style:style style:name="P16" style:family="paragraph" style:parent-style-name="Standard">
      <style:text-properties fo:font-weight="normal" officeooo:paragraph-rsid="0020cb70" fo:background-color="#ffffff" style:font-weight-asian="normal" style:font-weight-complex="normal"/>
    </style:style>
    <style:style style:name="P17" style:family="paragraph" style:parent-style-name="Standard">
      <style:text-properties fo:font-weight="normal" officeooo:rsid="0020cb70" officeooo:paragraph-rsid="0020cb70" fo:background-color="#ffffff" style:font-weight-asian="normal" style:font-weight-complex="normal"/>
    </style:style>
    <style:style style:name="P18" style:family="paragraph" style:parent-style-name="Standard">
      <style:text-properties style:font-name="FreeSans1" fo:font-size="11pt" officeooo:rsid="002426e2" officeooo:paragraph-rsid="002426e2" style:font-name-asian="FreeSans2" style:font-size-asian="11pt" style:font-name-complex="FreeSans2" style:font-size-complex="11pt"/>
    </style:style>
    <style:style style:name="P19" style:family="paragraph" style:parent-style-name="Standard">
      <style:text-properties fo:font-variant="normal" fo:text-transform="none" fo:color="#000000" style:font-name="FreeSans1" fo:font-size="11pt" fo:letter-spacing="normal" fo:font-style="normal" fo:font-weight="normal" officeooo:rsid="001e0ff7" officeooo:paragraph-rsid="001e0ff7" style:font-name-asian="FreeSans2" style:font-size-asian="11pt" style:font-name-complex="FreeSans2" style:font-size-complex="11pt"/>
    </style:style>
    <style:style style:name="P20" style:family="paragraph" style:parent-style-name="Standard" style:master-page-name="Standard">
      <style:paragraph-properties fo:text-align="start" style:justify-single-word="false" style:page-number="1"/>
      <style:text-properties style:font-name="FreeSans" fo:font-size="16pt" style:font-name-asian="FreeSans2" style:font-size-asian="16pt" style:font-name-complex="FreeSans2" style:font-size-complex="16pt"/>
    </style:style>
    <style:style style:name="T1" style:family="text">
      <style:text-properties style:font-name="FreeSans" style:font-name-asian="FreeSans2" style:font-name-complex="FreeSans2"/>
    </style:style>
    <style:style style:name="T2" style:family="text">
      <style:text-properties style:font-name="FreeSans" officeooo:rsid="00199e50" style:font-name-asian="FreeSans2" style:font-name-complex="FreeSans2"/>
    </style:style>
    <style:style style:name="T3" style:family="text">
      <style:text-properties style:font-name="FreeSans" officeooo:rsid="001ec9c0" style:font-name-asian="FreeSans2" style:font-name-complex="FreeSans2"/>
    </style:style>
    <style:style style:name="T4" style:family="text">
      <style:text-properties style:font-name="FreeSans" officeooo:rsid="0020cb70" style:font-name-asian="FreeSans2" style:font-name-complex="FreeSans2"/>
    </style:style>
    <style:style style:name="T5" style:family="text">
      <style:text-properties style:font-name="FreeSans" fo:font-size="11pt" style:font-name-asian="FreeSans2" style:font-size-asian="11pt" style:font-name-complex="FreeSans2" style:font-size-complex="11pt"/>
    </style:style>
    <style:style style:name="T6" style:family="text">
      <style:text-properties style:font-name="FreeSans" fo:font-size="11pt" officeooo:rsid="0017e60a" style:font-name-asian="FreeSans2" style:font-size-asian="11pt" style:font-name-complex="FreeSans2" style:font-size-complex="11pt"/>
    </style:style>
    <style:style style:name="T7" style:family="text">
      <style:text-properties style:font-name="FreeSans" fo:font-size="11pt" officeooo:rsid="00199e50" style:font-name-asian="FreeSans2" style:font-size-asian="11pt" style:font-name-complex="FreeSans2" style:font-size-complex="11pt"/>
    </style:style>
    <style:style style:name="T8" style:family="text">
      <style:text-properties style:font-name="FreeSans" fo:font-size="11pt" officeooo:rsid="001e0ff7" style:font-name-asian="FreeSans2" style:font-size-asian="11pt" style:font-name-complex="FreeSans2" style:font-size-complex="11pt"/>
    </style:style>
    <style:style style:name="T9" style:family="text">
      <style:text-properties style:font-name="FreeSans" fo:font-size="11pt" officeooo:rsid="001ec9c0" style:font-name-asian="FreeSans2" style:font-size-asian="11pt" style:font-name-complex="FreeSans2" style:font-size-complex="11pt"/>
    </style:style>
    <style:style style:name="T10" style:family="text">
      <style:text-properties style:font-name="FreeSans" fo:font-size="11pt" officeooo:rsid="0020cb70" style:font-name-asian="FreeSans2" style:font-size-asian="11pt" style:font-name-complex="FreeSans2" style:font-size-complex="11pt"/>
    </style:style>
    <style:style style:name="T11" style:family="text">
      <style:text-properties style:font-name="FreeSans" fo:font-size="11pt" officeooo:rsid="00233c9b" style:font-name-asian="FreeSans2" style:font-size-asian="11pt" style:font-name-complex="FreeSans2" style:font-size-complex="11pt"/>
    </style:style>
    <style:style style:name="T12" style:family="text">
      <style:text-properties style:font-name="FreeSans" fo:font-size="11pt" officeooo:rsid="002426e2" style:font-name-asian="FreeSans2" style:font-size-asian="11pt" style:font-name-complex="FreeSans2" style:font-size-complex="11pt"/>
    </style:style>
    <style:style style:name="T13" style:family="text">
      <style:text-properties style:font-name="FreeSans" fo:font-size="11pt" officeooo:rsid="00261190" style:font-name-asian="FreeSans2" style:font-size-asian="11pt" style:font-name-complex="FreeSans2" style:font-size-complex="11pt"/>
    </style:style>
    <style:style style:name="T14" style:family="text">
      <style:text-properties officeooo:rsid="00199e50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size="11pt" officeooo:rsid="00199e50" style:font-size-asian="11pt" style:font-size-complex="11pt"/>
    </style:style>
    <style:style style:name="T17" style:family="text">
      <style:text-properties officeooo:rsid="001ab815"/>
    </style:style>
    <style:style style:name="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8.433cm, 4.373cm, 10.125cm, 4.37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Project Close Report</text:p>
      <text:p text:style-name="P3"/>
      <text:p text:style-name="P3">Project name</text:p>
      <text:p text:style-name="P19">Project manager Canadian office 2020-2024</text:p>
      <text:p text:style-name="P5"/>
      <text:p text:style-name="P3">Fellow(s)</text:p>
      <text:p text:style-name="P10">Tarek Loubani</text:p>
      <text:p text:style-name="P5"/>
      <text:p text:style-name="P3">Date</text:p>
      <text:p text:style-name="P8"><text:span text:style-name="T14">28</text:span>/<text:span text:style-name="T14">08</text:span>/2019</text:p>
      <text:p text:style-name="P5"/>
      <text:p text:style-name="P3">Project description</text:p>
      <text:p text:style-name="P18">To provide a project manager who will manage the administrative and financial tasks of the team.</text:p>
      <text:p text:style-name="P3"/>
      <text:p text:style-name="P3">General report-back</text:p>
      <text:p text:style-name="P9">to complete</text:p>
      <text:p text:style-name="P3"/>
      <text:p text:style-name="P3">Deliverables achieved</text:p>
      <text:p text:style-name="P9">to complete</text:p>
      <text:p text:style-name="P5"/>
      <text:p text:style-name="P3">Deliverables not achieved</text:p>
      <text:p text:style-name="P9">to complete</text:p>
      <text:p text:style-name="P5"/>
      <text:p text:style-name="P3">Measures of success</text:p>
      <text:p text:style-name="Standard"><text:span text:style-name="T5">Expect to see </text:span><text:span text:style-name="T7">i</text:span><text:span text:style-name="T5">ndicators </text:span><text:span text:style-name="T7">plus m</text:span><text:span text:style-name="T1">easu</text:span><text:span text:style-name="T2">res</text:span></text:p>
      <text:p text:style-name="P12"><text:span text:style-name="T2">L</text:span><text:span text:style-name="T1">ike to see indicators plus measures </text:span></text:p>
      <text:p text:style-name="P8"><text:span text:style-name="T15">Love to see </text:span><text:span text:style-name="T16">indicators plus measures</text:span></text:p>
      <text:p text:style-name="P5"/>
      <text:p text:style-name="P3">Budget</text:p>
      <text:p text:style-name="P14"><text:span text:style-name="T9">Approved </text:span><text:span text:style-name="T5"><text:s/>budget: <text:s/></text:span><text:span text:style-name="T13">16</text:span><text:span text:style-name="T10">5,000</text:span><text:span text:style-name="T3"> </text:span><text:span text:style-name="T4">CAD</text:span></text:p>
      <text:p text:style-name="P14"><text:span text:style-name="T5">Actual spend: <text:s/></text:span><text:span text:style-name="T13">16</text:span><text:span text:style-name="T10">5,000</text:span><text:span text:style-name="T8"> </text:span><text:span text:style-name="T10">CAD</text:span></text:p>
      <text:p text:style-name="P6"/>
      <text:p text:style-name="P7">USD Conversion:</text:p>
      <text:p text:style-name="P16"><text:span text:style-name="T9">Approved </text:span><text:span text:style-name="T5"><text:s/>budget: <text:s/></text:span><text:span text:style-name="T13">122,100</text:span><text:span text:style-name="T11">.00</text:span><text:span text:style-name="T10"> USD</text:span></text:p>
      <text:p text:style-name="P17"><text:span text:style-name="T5">Actual spend: <text:s/></text:span><text:span text:style-name="T13">124,310.62</text:span><text:span text:style-name="T8"> </text:span><text:span text:style-name="T5">USD</text:span></text:p>
      <text:p text:style-name="P15"><text:span text:style-name="T9">O</text:span><text:span text:style-name="T5">verspend: </text:span><text:span text:style-name="T13">2,210.62</text:span><text:span text:style-name="T5"> USD</text:span></text:p>
      <text:p text:style-name="Standard"><text:span text:style-name="T5">Comparison and feedback: <text:s/></text:span><text:span text:style-name="T6">Overspend by $</text:span><text:span text:style-name="T13">2,210.62</text:span><text:span text:style-name="T10"> was due to forex difference.</text:span></text:p>
      <text:p text:style-name="P5"/>
      <text:p text:style-name="P3">Intellectual property outputs </text:p>
      <text:p text:style-name="P11">to complete</text:p>
      <text:p text:style-name="P3"/>
      <text:p text:style-name="P3">Learnings</text:p>
      <text:p text:style-name="P8"><text:soft-page-break/><text:span text:style-name="T14">to complete</text:span> </text:p>
      <text:p text:style-name="P5"/>
      <text:p text:style-name="P3">Exit/Sustainability/Viability</text:p>
      <text:p text:style-name="P9">to complete</text:p>
      <text:p text:style-name="P5"/>
      <text:p text:style-name="P3">Conclusio<text:span text:style-name="T17">n</text:span></text:p>
      <text:p text:style-name="P3"/>
      <text:p text:style-name="P3"/>
      <text:p text:style-name="P4">Next Steps</text:p>
      <text:p text:style-name="P13">Review overspend for approv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RobotoDraft, Helvetica, Arial, sans-serif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Georgia" svg:font-family="Georgia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2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1.499cm" fo:margin-right="0cm" fo:margin-top="0cm" fo:margin-bottom="0.423cm" loext:contextual-spacing="false" fo:line-height="150%" fo:text-align="justify" style:justify-single-word="false" fo:text-indent="-1.499cm" style:auto-text-indent="fals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3.251cm" fo:margin-right="0cm" fo:margin-top="0cm" fo:margin-bottom="0.423cm" loext:contextual-spacing="false" fo:line-height="150%" fo:text-align="justify" style:justify-single-word="false" fo:text-indent="-1.752cm" style:auto-text-indent="false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5.001cm" fo:margin-right="0cm" fo:margin-top="0cm" fo:margin-bottom="0.423cm" loext:contextual-spacing="false" fo:line-height="150%" fo:text-align="justify" style:justify-single-word="false" fo:text-indent="-1.748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7.001cm" fo:margin-right="0cm" fo:margin-top="0cm" fo:margin-bottom="0.423cm" loext:contextual-spacing="false" fo:line-height="150%" fo:text-align="justify" style:justify-single-word="false" fo:text-indent="-1.998cm" style:auto-text-indent="false">
        <style:tab-stops>
          <style:tab-stop style:position="0cm"/>
        </style:tab-stops>
      </style:paragraph-properties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9.502cm" fo:margin-right="0cm" fo:text-align="justify" style:justify-single-word="false" fo:text-indent="-2.501cm" style:auto-text-indent="false">
        <style:tab-stops>
          <style:tab-stop style:position="0cm"/>
        </style:tab-stops>
      </style:paragraph-properties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.03cm" fo:margin-right="0cm" fo:text-align="justify" style:justify-single-word="false" fo:text-indent="-2.03cm" style:auto-text-indent="false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FreeSans" fo:font-family="FreeSans" style:font-family-generic="roman" style:font-pitch="variable" fo:font-size="9pt" style:font-size-asian="9pt" style:font-size-complex="9pt"/>
    </style:style>
    <style:style style:name="ListLabel_20_2" style:display-name="ListLabel 2" style:family="text">
      <style:text-properties fo:font-size="9pt" style:font-size-asian="9pt" style:font-size-complex="9pt"/>
    </style:style>
    <style:style style:name="ListLabel_20_3" style:display-name="ListLabel 3" style:family="text">
      <style:text-properties fo:font-size="9pt" style:font-size-asian="9pt" style:font-size-complex="9pt"/>
    </style:style>
    <style:style style:name="ListLabel_20_4" style:display-name="ListLabel 4" style:family="text">
      <style:text-properties fo:font-size="9pt" style:font-size-asian="9pt" style:font-size-complex="9pt"/>
    </style:style>
    <style:style style:name="ListLabel_20_5" style:display-name="ListLabel 5" style:family="text">
      <style:text-properties fo:font-size="9pt" style:font-size-asian="9pt" style:font-size-complex="9pt"/>
    </style:style>
    <style:style style:name="ListLabel_20_6" style:display-name="ListLabel 6" style:family="text">
      <style:text-properties fo:font-size="9pt" style:font-size-asian="9pt" style:font-size-complex="9pt"/>
    </style:style>
    <style:style style:name="ListLabel_20_7" style:display-name="ListLabel 7" style:family="text">
      <style:text-properties fo:font-size="9pt" style:font-size-asian="9pt" style:font-size-complex="9pt"/>
    </style:style>
    <style:style style:name="ListLabel_20_8" style:display-name="ListLabel 8" style:family="text">
      <style:text-properties fo:font-size="9pt" style:font-size-asian="9pt" style:font-size-complex="9pt"/>
    </style:style>
    <style:style style:name="ListLabel_20_9" style:display-name="ListLabel 9" style:family="text">
      <style:text-properties fo:font-size="9pt" style:font-size-asian="9pt" style:font-size-complex="9pt"/>
    </style:style>
    <style:style style:name="ListLabel_20_10" style:display-name="ListLabel 10" style:family="text">
      <style:text-properties style:font-name="FreeSans" fo:font-family="FreeSans" style:font-family-generic="roman" style:font-pitch="variable" fo:font-size="9pt" style:font-size-asian="9pt" style:font-size-complex="9pt"/>
    </style:style>
    <style:style style:name="ListLabel_20_11" style:display-name="ListLabel 11" style:family="text">
      <style:text-properties fo:font-size="9pt" style:font-size-asian="9pt" style:font-size-complex="9pt"/>
    </style:style>
    <style:style style:name="ListLabel_20_12" style:display-name="ListLabel 12" style:family="text">
      <style:text-properties fo:font-size="9pt" style:font-size-asian="9pt" style:font-size-complex="9pt"/>
    </style:style>
    <style:style style:name="ListLabel_20_13" style:display-name="ListLabel 13" style:family="text">
      <style:text-properties fo:font-size="9pt" style:font-size-asian="9pt" style:font-size-complex="9pt"/>
    </style:style>
    <style:style style:name="ListLabel_20_14" style:display-name="ListLabel 14" style:family="text">
      <style:text-properties fo:font-size="9pt" style:font-size-asian="9pt" style:font-size-complex="9pt"/>
    </style:style>
    <style:style style:name="ListLabel_20_15" style:display-name="ListLabel 15" style:family="text">
      <style:text-properties fo:font-size="9pt" style:font-size-asian="9pt" style:font-size-complex="9pt"/>
    </style:style>
    <style:style style:name="ListLabel_20_16" style:display-name="ListLabel 16" style:family="text">
      <style:text-properties fo:font-size="9pt" style:font-size-asian="9pt" style:font-size-complex="9pt"/>
    </style:style>
    <style:style style:name="ListLabel_20_17" style:display-name="ListLabel 17" style:family="text">
      <style:text-properties fo:font-size="9pt" style:font-size-asian="9pt" style:font-size-complex="9pt"/>
    </style:style>
    <style:style style:name="ListLabel_20_18" style:display-name="ListLabel 18" style:family="text">
      <style:text-properties fo:font-size="9pt" style:font-size-asian="9pt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MP2" style:family="paragraph" style:parent-style-name="Standard">
      <style:paragraph-properties fo:margin-left="12.502cm" fo:margin-right="0cm" fo:margin-top="0.011cm" fo:margin-bottom="0cm" loext:contextual-spacing="false" fo:line-height="100%" fo:text-indent="0cm" style:auto-text-indent="false"/>
      <style:text-properties fo:color="#b71028" fo:font-size="7.5pt" style:font-size-asian="7.5pt" style:font-size-complex="7.5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8.433cm, 4.373cm, 10.125cm, 4.373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501cm" fo:margin-left="2.501cm" fo:margin-right="2cm" style:writing-mode="lr-tb" style:layout-grid-color="#c0c0c0" style:layout-grid-lines="2201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685cm" fo:margin-left="0cm" fo:margin-right="0cm" fo:margin-bottom="3.584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jpg" text:anchor-type="char" svg:x="7.364cm" svg:y="-0.9cm" svg:width="9.61cm" svg:height="4.08cm" draw:z-index="1"><draw:image xlink:href="Pictures/1000000000000672000004FB70C335A116DB5F09.jpg" xlink:type="simple" xlink:show="embed" xlink:actuate="onLoad"/></draw:frame></text:p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MP2"/>
        <text:p text:style-name="Standard">Page 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9-02T09:44:02.603313070</dc:date>
    <meta:editing-duration>PT30M44S</meta:editing-duration>
    <meta:editing-cycles>11</meta:editing-cycles>
    <meta:document-statistic meta:table-count="0" meta:image-count="1" meta:object-count="0" meta:page-count="2" meta:paragraph-count="37" meta:word-count="120" meta:character-count="848" meta:non-whitespace-character-count="755"/>
  </office:meta>
</office:document-meta>
</file>